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ight Pointing Arrow</text:h>
      <text:list xml:id="list39148432" text:style-name="L1">
        <text:list-item>
          <text:p text:style-name="P1">Mac OS X</text:p>
        </text:list-item>
        <text:list-item>
          <text:p text:style-name="P1">Linux</text:p>
        </text:list-item>
        <text:list-item>
          <text:p text:style-name="P1">Solar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t Spiewak</meta:initial-creator>
    <meta:creation-date>2009-06-23T15:00:51</meta:creation-date>
    <dc:date>2011-08-01T19:02:41.83</dc:date>
    <dc:creator>Christophe Strobbe</dc:creator>
    <meta:editing-duration>PT2M3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4" meta:word-count="11" meta:character-count="43"/>
    <meta:user-defined meta:name="Info 1"/>
    <meta:user-defined meta:name="Info 2"/>
    <meta:user-defined meta:name="Info 3"/>
    <meta:user-defined meta:name="Info 4"/>
  </office:meta>
</office:document-meta>
</file>